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style:font-size-asian="12pt" style:font-size-complex="12pt"/>
    </style:style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size="12pt" officeooo:rsid="00000364" officeooo:paragraph-rsid="00000364" style:font-size-asian="12pt" style:font-size-complex="12pt"/>
    </style:style>
    <style:style style:name="P5" style:family="paragraph" style:parent-style-name="Text_20_body">
      <style:text-properties style:font-name="Arial" fo:font-size="12pt" officeooo:rsid="0001970c" officeooo:paragraph-rsid="0001970c" style:font-size-asian="12pt" style:font-size-complex="12pt"/>
    </style:style>
    <style:style style:name="T1" style:family="text">
      <style:text-properties officeooo:rsid="0000036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00364" style:font-weight-asian="normal" style:font-weight-complex="normal"/>
    </style:style>
    <style:style style:name="T4" style:family="text">
      <style:text-properties fo:font-weight="normal" officeooo:rsid="0001970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56 </text:span><text:span text:style-name="T3">– </text:span><text:span text:style-name="T2">EXPRESSÕES REGULARES 05 – REPETIÇÃO QUANTIFICADA DE CARACTERES (NÚMERO EXATO)</text:span></text:h>
      <text:p text:style-name="P3"><text:span text:style-name="T2"/></text:p>
      <text:p text:style-name="P4"><text:span text:style-name="T2">Repetição de caracteres</text:span></text:p>
      <text:p text:style-name="P4"><text:span text:style-name="T2">Metacaractere<text:tab/><text:tab/><text:tab/><text:tab/>Significado</text:span></text:p>
      <text:p text:style-name="P4"><text:span text:style-name="T2">*<text:tab/><text:tab/><text:tab/><text:tab/><text:tab/><text:tab/>Item precedente 0 ou mais vezes</text:span></text:p>
      <text:p text:style-name="P4"><text:span text:style-name="T2">\+<text:tab/><text:tab/><text:tab/><text:tab/><text:tab/><text:tab/>Item precedente uma ou mais vezes</text:span></text:p>
      <text:p text:style-name="P4"><text:span text:style-name="T2">\?<text:tab/><text:tab/><text:tab/><text:tab/><text:tab/><text:tab/>Item precedente 0 ou 1 vez</text:span></text:p>
      <text:p text:style-name="P4"><text:span text:style-name="T2">Metacaractere \w = um caractere qualquer</text:span></text:p>
      <text:p text:style-name="P4"><text:span text:style-name="T2">Repetição Quantificada:</text:span></text:p>
      <text:p text:style-name="P4"><text:span text:style-name="T2">{x}<text:tab/>Item anterior correspondente exatamente x vezes</text:span></text:p>
      <text:p text:style-name="P4"><text:span text:style-name="T2">{x,}<text:tab/>Item </text:span><text:span text:style-name="T4">anterior correspondente ao menos x vezes</text:span></text:p>
      <text:p text:style-name="P5"><text:span text:style-name="T2">{x,y}<text:tab/>Item correspondente entre x e y vezes</text:span></text:p>
      <text:p text:style-name="P5"><text:span text:style-name="T2">Metacaractere: \s</text:span></text:p>
      <text:p text:style-name="P5"><text:span text:style-name="T2">– Simboliza um espaço em branco</text:span></text:p>
      <text:p text:style-name="P5"><text:span text:style-name="T2"/></text:p>
      <text:p text:style-name="P5"><text:span text:style-name="T2"/></text:p>
      <text:p text:style-name="P4"><text:span text:style-name="T2"/></text:p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7T18:34:05.535027688</meta:creation-date>
    <dc:date>2020-04-27T18:57:02.461019992</dc:date>
    <meta:editing-duration>PT2M23S</meta:editing-duration>
    <meta:editing-cycles>1</meta:editing-cycles>
    <meta:document-statistic meta:table-count="0" meta:image-count="0" meta:object-count="0" meta:page-count="1" meta:paragraph-count="13" meta:word-count="74" meta:character-count="501" meta:non-whitespace-character-count="419"/>
    <meta:generator>LibreOffice/6.3.5.2$Linux_X86_64 LibreOffice_project/30$Build-2</meta:generator>
  </office:meta>
</office:document-meta>
</file>